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P1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1.896cm" svg:height="1.608cm" svg:x="0.948cm" svg:y="1.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.246cm" svg:height="0.646cm" svg:x="0.825cm" svg:y="1.202cm">
          <draw:text-box draw:corner-radius="1.136cm">
            <text:p><text:span text:style-name="T1">a <text:s/>b <text:s text:c="4"/>c <text:s/>d</text:span></text:p>
          </draw:text-box>
        </draw:frame>
        <draw:frame draw:style-name="gr3" draw:text-style-name="P1" draw:layer="layout" svg:width="1.526cm" svg:height="0.802cm" svg:x="0.669cm" svg:y="0.454cm">
          <draw:text-box>
            <text:p><text:span text:style-name="T2">درآمدات</text:span></text:p>
          </draw:text-box>
        </draw:frame>
        <draw:custom-shape draw:style-name="gr4" draw:text-style-name="P2" draw:layer="layout" svg:width="0.282cm" svg:height="0.761cm" draw:transform="rotate (-1.5707963267949) translate (1.732cm 1.0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olygon draw:style-name="gr5" draw:text-style-name="P3" draw:layer="layout" svg:width="0.27cm" svg:height="0cm" svg:x="5.628cm" svg:y="1.216cm" svg:viewBox="0 0 271 0" draw:points="0,0 271,0">
            <text:p/>
          </draw:polygon>
          <draw:polygon draw:style-name="gr6" draw:text-style-name="P3" draw:layer="layout" svg:width="0.387cm" svg:height="0cm" svg:x="4.803cm" svg:y="1.104cm" svg:viewBox="0 0 388 0" draw:points="0,0 388,0">
            <text:p/>
          </draw:polygon>
          <draw:polygon draw:style-name="gr7" draw:text-style-name="P3" draw:layer="layout" svg:width="0.387cm" svg:height="0cm" svg:x="4.803cm" svg:y="1.344cm" svg:viewBox="0 0 388 0" draw:points="0,0 388,0">
            <text:p/>
          </draw:polygon>
          <draw:path draw:style-name="gr8" draw:text-style-name="P3" draw:layer="layout" svg:width="0.123cm" svg:height="0.452cm" svg:x="5.1cm" svg:y="0.999cm" svg:viewBox="0 0 124 453" svg:d="m0 0c76 48 124 131 124 229 0 95-45 176-117 224">
            <text:p/>
          </draw:path>
          <draw:path draw:style-name="gr9" draw:text-style-name="P3" draw:layer="layout" svg:width="0.305cm" svg:height="0.222cm" svg:x="5.207cm" svg:y="0.996cm" svg:viewBox="0 0 306 223" svg:d="m0 0c147 0 267 91 306 223">
            <text:p/>
          </draw:path>
          <draw:path draw:style-name="gr10" draw:text-style-name="P3" draw:layer="layout" svg:width="-0.305cm" svg:height="-0.222cm" svg:x="5.514cm" svg:y="1.438cm" svg:viewBox="0 0 -306 -223" svg:d="m306 0c-147 0-267 91-306 223">
            <text:p/>
          </draw:path>
          <draw:path draw:style-name="gr11" draw:text-style-name="P3" draw:layer="layout" svg:width="0.123cm" svg:height="0.452cm" svg:x="5.197cm" svg:y="0.991cm" svg:viewBox="0 0 124 453" svg:d="m0 0c76 48 124 131 124 229 0 95-45 176-117 224">
            <text:p/>
          </draw:path>
          <draw:path draw:style-name="gr12" draw:text-style-name="P3" draw:layer="layout" svg:width="0.121cm" svg:height="0.121cm" svg:x="5.512cm" svg:y="1.154cm" svg:viewBox="0 0 122 122" svg:d="m61 0c34 0 61 27 61 61s-27 61-61 61-61-27-61-61 27-61 61-61z">
            <text:p/>
          </draw:path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8:31:46</dc:date>
    <dc:creator>khalid khan</dc:creator>
    <meta:editing-duration>PT5H50M43S</meta:editing-duration>
    <meta:editing-cycles>27</meta:editing-cycles>
    <meta:generator>LibreOffice/3.4$Linux LibreOffice_project/340m1$Build-402</meta:generator>
    <meta:document-statistic meta:object-count="13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</mtable>
    </mrow>
    <annotation encoding="StarMath 5.0">stack{
alignl 0 phantom{0} 0 phantom{00} 0 phantom{0} 1 #
alignl 0 phantom{0} 1 phantom{00} 0 phantom{0} 1 #
alignl 1 phantom{0} 0 phantom{00} 0 phantom{0} 1 #
alignl 1 phantom{0} 1 phantom{00} 1 phantom{0} 0
}</annotation>
  </semantics>
</math>
</file>